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21">
            <text:p>1521</text:p>
          </table:table-cell>
          <table:table-cell table:style-name="ce11"/>
          <table:table-cell table:style-name="ce11" office:value-type="float" office:value="7">
            <text:p>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54">
            <text:p>1654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01">
            <text:p>1301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17">
            <text:p>161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78">
            <text:p>1178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26">
            <text:p>162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54">
            <text:p>1154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19">
            <text:p>161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84">
            <text:p>1084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13">
            <text:p>161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51">
            <text:p>1051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12">
            <text:p>161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55">
            <text:p>855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22">
            <text:p>82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48">
            <text:p>548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24">
            <text:p>524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73">
            <text:p>373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85">
            <text:p>185</text:p>
          </table:table-cell>
          <table:table-cell table:style-name="ce11"/>
          <table:table-cell table:style-name="ce11" office:value-type="float" office:value="7">
            <text:p>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49">
            <text:p>149</text:p>
          </table:table-cell>
          <table:table-cell table:style-name="ce11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28">
            <text:p>28</text:p>
          </table:table-cell>
          <table:table-cell table:style-name="ce11"/>
          <table:table-cell table:style-name="ce11" office:value-type="float" office:value="34">
            <text:p>34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48:08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0">
                <text:p>0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